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Example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nventário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ilial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Show Room</text:p>
          </table:table-cell>
          <table:table-cell table:style-name="ce3" office:value-type="string" calcext:value-type="string">
            <text:p>Usado</text:p>
          </table:table-cell>
          <table:table-cell table:style-name="ce3" office:value-type="string" calcext:value-type="string">
            <text:p>Oficina</text:p>
          </table:table-cell>
          <table:table-cell/>
          <table:table-cell table:style-name="Good" table:formula="of:=SUMIFS(Show_Room;Modelo;&quot;Model 01&quot;)" office:value-type="float" office:value="52" calcext:value-type="float">
            <text:p>52</text:p>
          </table:table-cell>
          <table:table-cell table:style-name="ce1" table:formula="of:=FORMULA([.G2])" office:value-type="string" office:string-value="=SOMASES(Show_Room;Modelo;&quot;Model 01&quot;)" calcext:value-type="string">
            <text:p>=SOMASES(Show_Room;Modelo;"Model 01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style-name="Good" table:formula="of:=SUMIFS([.C3:.C30];[.B3:.B30];&quot;Model 01&quot;)" office:value-type="float" office:value="52" calcext:value-type="float">
            <text:p>52</text:p>
          </table:table-cell>
          <table:table-cell table:style-name="ce1" table:formula="of:=FORMULA([.G3])" office:value-type="string" office:string-value="=SOMASES(C3:C30;B3:B30;&quot;Model 01&quot;)" calcext:value-type="string">
            <text:p>=SOMASES(C3:C30;B3:B30;"Model 01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oma de todos os carros modelo 01 do Show Room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Good" table:formula="of:=SUMIFS(Show_Room;Modelo;&quot;Model 02&quot;;Filial;&quot;Cidade BB&quot;)" office:value-type="float" office:value="36" calcext:value-type="float">
            <text:p>36</text:p>
          </table:table-cell>
          <table:table-cell table:style-name="ce1" table:formula="of:=FORMULA([.G5])" office:value-type="string" office:string-value="=SOMASES(Show_Room;Modelo;&quot;Model 02&quot;;Filial;&quot;Cidade BB&quot;)" calcext:value-type="string">
            <text:p>=SOMASES(Show_Room;Modelo;"Model 02";Filial;"Cidade BB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Good" table:formula="of:=SUMIFS([.C3:.C30];[.B3:.B30];&quot;Model 02&quot;;[.A3:.A30];&quot;Cidade BB&quot;)" office:value-type="float" office:value="36" calcext:value-type="float">
            <text:p>36</text:p>
          </table:table-cell>
          <table:table-cell table:style-name="ce1" table:formula="of:=FORMULA([.G6])" office:value-type="string" office:string-value="=SOMASES(C3:C30;B3:B30;&quot;Model 02&quot;;A3:A30;&quot;Cidade BB&quot;)" calcext:value-type="string">
            <text:p>=SOMASES(C3:C30;B3:B30;"Model 02";A3:A30;"Cidade BB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oma de todos os carros modelo 01 no showroom e na cidade BB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Good" table:formula="of:=COUNTIFS(Modelo;&quot;Model 04&quot;)" office:value-type="float" office:value="4" calcext:value-type="float">
            <text:p>4</text:p>
          </table:table-cell>
          <table:table-cell table:style-name="ce1" table:formula="of:=FORMULA([.G9])" office:value-type="string" office:string-value="=CONT.SES(Modelo;&quot;Model 04&quot;)" calcext:value-type="string">
            <text:p>=CONT.SES(Modelo;"Model 04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 quantas vezes aparece o modelo 04 na lista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table:style-name="Good" table:formula="of:=COUNTIFS(Modelo;&quot;Model 04&quot;;Filial;&quot;Cidade BB&quot;)" office:value-type="float" office:value="1" calcext:value-type="float">
            <text:p>1</text:p>
          </table:table-cell>
          <table:table-cell table:style-name="ce1" table:formula="of:=FORMULA([.G11])" office:value-type="string" office:string-value="=CONT.SES(Modelo;&quot;Model 04&quot;;Filial;&quot;Cidade BB&quot;)" calcext:value-type="string">
            <text:p>=CONT.SES(Modelo;"Model 04";Filial;"Cidade BB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onta quantas vezes aparece o modelo 04 na cidade BB na lista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style-name="Good" table:formula="of:=AVERAGEIFS(Show_Room;Modelo;&quot;Model 01&quot;)" office:value-type="float" office:value="13" calcext:value-type="float">
            <text:p>13</text:p>
          </table:table-cell>
          <table:table-cell table:style-name="ce1" table:formula="of:=FORMULA([.G14])" office:value-type="string" office:string-value="=MÉDIASES(Show_Room;Modelo;&quot;Model 01&quot;)" calcext:value-type="string">
            <text:p>=MÉDIASES(Show_Room;Modelo;"Model 01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édia de todos os carros modelo 01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Good" table:formula="of:=AVERAGEIFS(Show_Room;Modelo;&quot;Model 02&quot;;Filial;&quot;Cidade BB&quot;)" office:value-type="float" office:value="18" calcext:value-type="float">
            <text:p>18</text:p>
          </table:table-cell>
          <table:table-cell table:style-name="ce1" table:formula="of:=FORMULA([.G16])" office:value-type="string" office:string-value="=MÉDIASES(Show_Room;Modelo;&quot;Model 02&quot;;Filial;&quot;Cidade BB&quot;)" calcext:value-type="string">
            <text:p>=MÉDIASES(Show_Room;Modelo;"Model 02";Filial;"Cidade BB")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édia <text:s/>de todos os carros modelo 01 na cidade BB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style-name="Good" table:formula="of:=COM.MICROSOFT.MAXIFS(Show_Room;Modelo;&quot;Model 01&quot;)" office:value-type="float" office:value="18" calcext:value-type="float">
            <text:p>18</text:p>
          </table:table-cell>
          <table:table-cell table:style-name="ce1" table:formula="of:=FORMULA([.G19])" office:value-type="string" office:string-value="=MAXIMOSES(Show_Room;Modelo;&quot;Model 01&quot;)" calcext:value-type="string">
            <text:p>=MAXIMOSES(Show_Room;Modelo;"Model 01")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áximo de carros modelo 01 em show room nas filiais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Good" table:formula="of:=COM.MICROSOFT.MAXIFS(Show_Room;Modelo;&quot;Model 02&quot;;Filial;&quot;Cidade BB&quot;)" office:value-type="float" office:value="20" calcext:value-type="float">
            <text:p>20</text:p>
          </table:table-cell>
          <table:table-cell table:style-name="ce1" table:formula="of:=FORMULA([.G21])" office:value-type="string" office:string-value="=MAXIMOSES(Show_Room;Modelo;&quot;Model 02&quot;;Filial;&quot;Cidade BB&quot;)" calcext:value-type="string">
            <text:p>=MAXIMOSES(Show_Room;Modelo;"Model 02";Filial;"Cidade BB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áximo de carros modelo 01 em show room <text:s/>na cidade BB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Good" table:formula="of:=COM.MICROSOFT.MINIFS(Show_Room;Modelo;&quot;Model 01&quot;)" office:value-type="float" office:value="2" calcext:value-type="float">
            <text:p>2</text:p>
          </table:table-cell>
          <table:table-cell table:style-name="ce1" table:formula="of:=FORMULA([.G24])" office:value-type="string" office:string-value="=MINIMOSES(Show_Room;Modelo;&quot;Model 01&quot;)" calcext:value-type="string">
            <text:p>=MINIMOSES(Show_Room;Modelo;"Model 01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ínimo de carros modelo 01 em show room de filiais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style-name="Good" table:formula="of:=COM.MICROSOFT.MINIFS(Show_Room;Modelo;&quot;Model 02&quot;;Filial;&quot;Cidade BB&quot;)" office:value-type="float" office:value="16" calcext:value-type="float">
            <text:p>16</text:p>
          </table:table-cell>
          <table:table-cell table:style-name="ce1" table:formula="of:=FORMULA([.G26])" office:value-type="string" office:string-value="=MINIMOSES(Show_Room;Modelo;&quot;Model 02&quot;;Filial;&quot;Cidade BB&quot;)" calcext:value-type="string">
            <text:p>=MINIMOSES(Show_Room;Modelo;"Model 02";Filial;"Cidade BB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ínimo de carros modelo 01 em show room de filiais da cidade BB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>
        <table:named-range table:name="Filial" table:base-cell-address="$Example.$H$25" table:cell-range-address="$Example.$A$3:.$A$30"/>
        <table:named-range table:name="Modelo" table:base-cell-address="$Example.$H$25" table:cell-range-address="$Example.$B$3:.$B$30"/>
        <table:named-range table:name="Repair_Shop" table:base-cell-address="$Example.$E$2" table:cell-range-address="$Example.$E$3:.$E$30"/>
        <table:named-range table:name="Show_Room" table:base-cell-address="$Example.$C$2" table:cell-range-address="$Example.$C$3:.$C$30"/>
        <table:named-range table:name="Used" table:base-cell-address="$Example.$D$2" table:cell-range-address="$Example.$D$3:.$D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8:13:42.496991745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da</meta:initial-creator>
    <meta:creation-date>2018-03-29T20:12:10.641320221</meta:creation-date>
    <meta:generator>LibreOffice/6.0.5.2$Linux_X86_64 LibreOffice_project/54c8cbb85f300ac59db32fe8a675ff7683cd5a16</meta:generator>
    <dc:date>2018-06-22T18:14:33.331396495</dc:date>
    <dc:creator>Olivier Hallot</dc:creator>
    <meta:editing-duration>PT47M53S</meta:editing-duration>
    <meta:editing-cycles>14</meta:editing-cycles>
    <dc:title>Calc multiple conditions functions</dc:title>
    <meta:keyword>MAXIFS</meta:keyword>
    <meta:keyword>MINIFS</meta:keyword>
    <meta:keyword>SUMIFS</meta:keyword>
    <meta:keyword>COUNTIFS</meta:keyword>
    <meta:keyword>AVERAGEIFS</meta:keyword>
    <meta:document-statistic meta:table-count="1" meta:cell-count="180" meta:object-count="0"/>
  </office:meta>
</office:document-meta>
</file>